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2bc" officeooo:paragraph-rsid="001d5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some text to extrac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9T08:30:50.442000000</meta:creation-date>
    <dc:date>2023-02-09T08:31:46.074000000</dc:date>
    <meta:editing-duration>PT56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6.3.5.2$Windows_X86_64 LibreOffice_project/dd0751754f11728f69b42ee2af66670068624673</meta:generator>
  </office:meta>
</office:document-meta>
</file>